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741cm" style:rel-column-width="420*"/>
    </style:style>
    <style:style style:name="Таблица1.B" style:family="table-column">
      <style:table-column-properties style:column-width="5.371cm" style:rel-column-width="3045*"/>
    </style:style>
    <style:style style:name="Таблица1.C" style:family="table-column">
      <style:table-column-properties style:column-width="4.683cm" style:rel-column-width="2655*"/>
    </style:style>
    <style:style style:name="Таблица1.D" style:family="table-column">
      <style:table-column-properties style:column-width="6.218cm" style:rel-column-width="352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officeooo:paragraph-rsid="000eb20e"/>
    </style:style>
    <style:style style:name="T1" style:family="text">
      <style:text-properties officeooo:rsid="000eb20e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"><text:span text:style-name="T1">I</text:span></text:p>
          </table:table-cell>
          <table:table-cell table:style-name="Таблица1.A1" office:value-type="string">
            <text:p text:style-name="P1"><text:span text:style-name="T1">R</text:span></text:p>
          </table:table-cell>
          <table:table-cell table:style-name="Таблица1.D1" office:value-type="string">
            <text:p text:style-name="P1"><text:span text:style-name="T1">U</text:span></text:p>
          </table:table-cell>
        </table:table-row>
        <table:table-row>
          <table:table-cell table:style-name="Таблица1.A2" office:value-type="string">
            <text:p text:style-name="P1"><text:span text:style-name="T1">P</text:span></text:p>
          </table:table-cell>
          <table:table-cell table:style-name="Таблица1.A2" office:value-type="string">
            <text:p text:style-name="P1"><text:span text:style-name="T1"><draw:frame draw:style-name="fr1" draw:name="Объект1" text:anchor-type="as-char" svg:width="2.674cm" svg:height="1.05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Таблица1.A2" office:value-type="string">
            <text:p text:style-name="Table_20_Contents"><draw:frame draw:style-name="fr1" draw:name="Объект4" text:anchor-type="as-char" svg:width="3.424cm" svg:height="1.087cm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D2" office:value-type="string">
            <text:p text:style-name="Table_20_Contents"><draw:frame draw:style-name="fr1" draw:name="Объект6" text:anchor-type="as-char" svg:width="2.725cm" svg:height="1.05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"><text:span text:style-name="T1">U</text:span></text:p>
          </table:table-cell>
          <table:table-cell table:style-name="Таблица1.A2" office:value-type="string">
            <text:p text:style-name="P1"><text:span text:style-name="T1"><draw:frame draw:style-name="fr1" draw:name="Объект3" text:anchor-type="as-char" svg:width="2.95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</table:table-cell>
          <table:table-cell table:style-name="Таблица1.A2" office:value-type="string">
            <text:p text:style-name="Table_20_Contents"><draw:frame draw:style-name="fr1" draw:name="Объект5" text:anchor-type="as-char" svg:width="2.745cm" svg:height="1.058cm" draw:z-index="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<text:span text:style-name="T1">R</text:span></text:p>
          </table:table-cell>
          <table:table-cell table:style-name="Таблица1.A2" office:value-type="string">
            <text:p text:style-name="Table_20_Contents"><draw:frame draw:style-name="fr1" draw:name="Объект2" text:anchor-type="as-char" svg:width="3.298cm" svg:height="0.527cm" draw:z-index="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Бравиков Дмитрий</meta:initial-creator>
    <meta:creation-date>2011-12-08T11:21:27</meta:creation-date>
    <dc:date>2011-12-08T11:34:33</dc:date>
    <dc:creator>Бравиков Дмитрий</dc:creator>
    <meta:editing-duration>PT00H13M08S</meta:editing-duration>
    <meta:editing-cycles>3</meta:editing-cycles>
    <meta:generator>OpenOffice.org/3.2$Linux OpenOffice.org_project/320m19$Build-9505</meta:generator>
    <meta:printed-by>Бравиков Дмитрий</meta:printed-by>
    <meta:print-date>2011-12-08T11:33:58</meta:print-date>
    <meta:document-statistic meta:table-count="1" meta:image-count="0" meta:object-count="6" meta:page-count="1" meta:paragraph-count="12" meta:word-count="6" meta:character-count="12"/>
  </office:meta>
</office:document-meta>
</file>

<file path=Object 1/content.xml><?xml version="1.0" encoding="utf-8"?>
<math xmlns="http://www.w3.org/1998/Math/MathML">
  <semantics>
    <mrow>
      <mrow>
        <mi>U</mi>
        <mi mathvariant="normal">=</mi>
        <mfrac>
          <mi>P</mi>
          <mi>I</mi>
        </mfrac>
      </mrow>
      <mi/>
      <mrow>
        <mi>R</mi>
        <mi mathvariant="normal">=</mi>
        <mfrac>
          <mi>P</mi>
          <msup>
            <mi>I</mi>
            <mn>2</mn>
          </msup>
        </mfrac>
      </mrow>
    </mrow>
    <annotation encoding="StarMath 5.0">U = P over I ~ R = P over I^2</annotation>
  </semantics>
</math>
</file>

<file path=Object 2/content.xml><?xml version="1.0" encoding="utf-8"?>
<math xmlns="http://www.w3.org/1998/Math/MathML">
  <semantics>
    <mrow>
      <mrow>
        <mi>U</mi>
        <mi mathvariant="normal">=</mi>
        <mrow>
          <mi>R</mi>
          <mi mathvariant="normal">⋅</mi>
          <mi>I</mi>
        </mrow>
      </mrow>
      <mi/>
      <mrow>
        <mi>P</mi>
        <mi mathvariant="normal">=</mi>
        <mrow>
          <msup>
            <mi>I</mi>
            <mn>2</mn>
          </msup>
          <mi mathvariant="normal">⋅</mi>
          <mi>R</mi>
        </mrow>
      </mrow>
    </mrow>
    <annotation encoding="StarMath 5.0">U = R cdot I ~ P = I^2 cdot R</annotation>
  </semantics>
</math>
</file>

<file path=Object 3/content.xml><?xml version="1.0" encoding="utf-8"?>
<math xmlns="http://www.w3.org/1998/Math/MathML">
  <semantics>
    <mrow>
      <mrow>
        <mi>P</mi>
        <mi mathvariant="normal">=</mi>
        <mrow>
          <mi>U</mi>
          <mi mathvariant="normal">⋅</mi>
          <mi>I</mi>
        </mrow>
      </mrow>
      <mi/>
      <mrow>
        <mi>R</mi>
        <mi mathvariant="normal">=</mi>
        <mfrac>
          <mi>U</mi>
          <mi>I</mi>
        </mfrac>
      </mrow>
    </mrow>
    <annotation encoding="StarMath 5.0">P = U cdot I ~ R = U over I</annotation>
  </semantics>
</math>
</file>

<file path=Object 4/content.xml><?xml version="1.0" encoding="utf-8"?>
<math xmlns="http://www.w3.org/1998/Math/MathML">
  <semantics>
    <mrow>
      <mrow>
        <mi>I</mi>
        <mi mathvariant="normal">=</mi>
        <msqrt>
          <mfrac>
            <mi>P</mi>
            <mi>R</mi>
          </mfrac>
        </msqrt>
      </mrow>
      <mi/>
      <mrow>
        <mi>U</mi>
        <mi mathvariant="normal">=</mi>
        <msqrt>
          <mrow>
            <mi>P</mi>
            <mi mathvariant="normal">⋅</mi>
            <mi>R</mi>
          </mrow>
        </msqrt>
      </mrow>
    </mrow>
    <annotation encoding="StarMath 5.0">I = sqrt{P over R} ~ U = sqrt{P cdot R}</annotation>
  </semantics>
</math>
</file>

<file path=Object 5/content.xml><?xml version="1.0" encoding="utf-8"?>
<math xmlns="http://www.w3.org/1998/Math/MathML">
  <semantics>
    <mrow>
      <mrow>
        <mi>I</mi>
        <mi mathvariant="normal">=</mi>
        <mfrac>
          <mi>U</mi>
          <mi>R</mi>
        </mfrac>
      </mrow>
      <mi/>
      <mrow>
        <mi>P</mi>
        <mi mathvariant="normal">=</mi>
        <mfrac>
          <msup>
            <mi>U</mi>
            <mn>2</mn>
          </msup>
          <mi>R</mi>
        </mfrac>
      </mrow>
    </mrow>
    <annotation encoding="StarMath 5.0">I = U over R ~ P = U^2 over R</annotation>
  </semantics>
</math>
</file>

<file path=Object 6/content.xml><?xml version="1.0" encoding="utf-8"?>
<math xmlns="http://www.w3.org/1998/Math/MathML">
  <semantics>
    <mrow>
      <mrow>
        <mi>I</mi>
        <mi mathvariant="normal">=</mi>
        <mfrac>
          <mi>P</mi>
          <mi>U</mi>
        </mfrac>
      </mrow>
      <mi/>
      <mrow>
        <mi>R</mi>
        <mi mathvariant="normal">=</mi>
        <mfrac>
          <msup>
            <mi>U</mi>
            <mn>2</mn>
          </msup>
          <mi>P</mi>
        </mfrac>
      </mrow>
    </mrow>
    <annotation encoding="StarMath 5.0">I = P over U ~ R = U^2 over P</annotation>
  </semantics>
</math>
</file>